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r5" style:family="presentation" style:parent-style-name="slajd_5f_wzorzec.-notes" style:list-style-name="L1">
      <style:graphic-properties draw:fill-color="#ffffff" draw:auto-grow-height="true" fo:min-height="13.365cm"/>
    </style:style>
    <style:style style:name="pr6"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Arial Black'" style:font-family-generic="swiss" style:font-pitch="variable"/>
    </style:style>
    <style:style style:name="P2" style:family="paragraph">
      <style:paragraph-properties fo:margin-left="0cm" fo:margin-right="0cm" fo:text-align="center" fo:text-indent="0cm"/>
      <style:text-properties fo:color="#ffffff" fo:font-family="'Arial Black'" style:font-family-generic="swiss"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style:use-window-font-color="true" fo:font-family="'Arial Black'" style:font-family-generic="swiss" style:font-pitch="variable" fo:font-size="72pt" fo:font-style="normal" fo:font-weight="bold"/>
    </style:style>
    <style:style style:name="P5" style:family="paragraph">
      <style:paragraph-properties fo:margin-left="1.2cm" fo:margin-right="0cm" fo:text-align="center" fo:text-indent="-0.6cm"/>
      <style:text-properties fo:font-family="'Arial Black'" style:font-family-generic="swiss" style:font-pitch="variable" fo:font-size="54pt" style:font-size-asian="54pt" style:font-size-complex="54pt"/>
    </style:style>
    <style:style style:name="P6" style:family="paragraph">
      <style:paragraph-properties fo:margin-left="0cm" fo:margin-right="0cm" fo:text-align="center" fo:text-indent="0cm"/>
      <style:text-properties style:use-window-font-color="true" fo:font-family="'Arial Black'" style:font-family-generic="swiss" style:font-pitch="variable" fo:font-size="54pt" fo:font-style="normal" fo:font-weight="bold" style:font-size-asian="54pt" style:font-size-complex="54pt"/>
    </style:style>
    <style:style style:name="P7" style:family="paragraph">
      <style:paragraph-properties fo:margin-left="1.2cm" fo:margin-right="0cm" fo:text-align="center" fo:text-indent="-0.6cm"/>
      <style:text-properties fo:font-family="'Arial Black'" style:font-family-generic="swiss" style:font-pitch="variable" fo:font-size="72pt"/>
    </style:style>
    <style:style style:name="P8" style:family="paragraph">
      <style:paragraph-properties fo:margin-left="1.2cm" fo:margin-right="0cm" fo:text-align="center" fo:text-indent="-0.6cm"/>
      <style:text-properties style:use-window-font-color="true" fo:font-family="'Arial Black'" style:font-family-generic="swiss" style:font-pitch="variable" fo:font-size="72pt" fo:font-style="normal" fo:font-weight="bold"/>
    </style:style>
    <style:style style:name="P9" style:family="paragraph">
      <style:paragraph-properties fo:margin-left="0cm" fo:margin-right="0cm" fo:text-indent="0cm"/>
      <style:text-properties fo:font-size="20pt"/>
    </style:style>
    <style:style style:name="T1" style:family="text">
      <style:text-properties fo:color="#ffffff" fo:font-family="'Arial Black'" style:font-family-generic="swiss" style:font-pitch="variable" fo:font-size="60pt" fo:language="pl" fo:country="PL" fo:font-style="normal" fo:font-weight="bold" style:language-asian="pl" style:country-asian="PL" style:language-complex="pl" style:country-complex="PL"/>
    </style:style>
    <style:style style:name="T2" style:family="text">
      <style:text-properties fo:color="#000000" fo:font-family="'Arial Black'" style:font-family-generic="swiss" style:font-pitch="variable" fo:font-size="15pt" fo:language="pl" fo:country="PL" fo:font-style="normal" fo:font-weight="bold" style:language-asian="pl" style:country-asian="PL" style:language-complex="pl" style:country-complex="PL"/>
    </style:style>
    <style:style style:name="T3" style:family="text">
      <style:text-properties style:use-window-font-color="true" fo:font-family="'Arial Black'" style:font-family-generic="swiss" style:font-pitch="variable" fo:font-size="60pt" fo:language="pl" fo:country="PL" fo:font-style="normal" fo:font-weight="bold" style:language-asian="pl" style:country-asian="PL" style:language-complex="pl" style:country-complex="PL"/>
    </style:style>
    <style:style style:name="T4" style:family="text">
      <style:text-properties style:use-window-font-color="true" fo:font-family="'Arial Black'" style:font-family-generic="swiss" style:font-pitch="variable" fo:font-size="54pt" fo:language="pl" fo:country="PL" fo:font-style="normal" fo:font-weight="bold" style:font-size-asian="54pt" style:language-asian="pl" style:country-asian="PL" style:font-size-complex="54pt" style:language-complex="pl" style:country-complex="PL"/>
    </style:style>
    <style:style style:name="T5" style:family="text">
      <style:text-properties fo:color="#ffffff" fo:font-family="'Arial Black'" style:font-family-generic="swiss" style:font-pitch="variable" fo:font-size="54pt" fo:language="pl" fo:country="PL" fo:font-style="normal" fo:font-weight="bold" style:font-size-asian="54pt" style:language-asian="pl" style:country-asian="PL" style:font-size-complex="54pt" style:language-complex="pl" style:country-complex="P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1. Godzien, o godzien</text:span><text:span text:style-name="T2">p</text:span></text:p>
            <text:p text:style-name="P1"><text:span text:style-name="T1">nasz Bóg</text:span></text:p>
            <text:p text:style-name="P1"><text:span text:style-name="T1">Siedzący na tronie,</text:span></text:p>
            <text:p text:style-name="P1"><text:span text:style-name="T1">Baranek wśród chwał,</text:span></text:p>
            <text:p text:style-name="P1"><text:span text:style-name="T1">Przyjąć wdzięczność,</text:span></text:p>
            <text:p text:style-name="P1"><text:span text:style-name="T1">siłę i moc,</text:span></text:p>
            <text:p text:style-name="P1"><text:span text:style-name="T1">Honor i chwałę i cześć.</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office:forms form:automatic-focus="false" form:apply-design-mode="false"/>
        <draw:frame presentation:style-name="pr1" draw:text-style-name="P4" draw:layer="layout" svg:width="28cm" svg:height="21cm" svg:x="0cm" svg:y="0cm" presentation:class="subtitle" presentation:user-transformed="true">
          <draw:text-box>
            <text:p text:style-name="P1"><text:span text:style-name="T3">ref. On Bogiem jest</text:span></text:p>
            <text:p text:style-name="P1"><text:span text:style-name="T3">na wieki wieków /x3</text:span></text:p>
            <text:p text:style-name="P1"><text:span text:style-name="T3">Amen!</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office:forms form:automatic-focus="false" form:apply-design-mode="false"/>
        <draw:frame presentation:style-name="pr1" draw:text-style-name="P6" draw:layer="layout" svg:width="28cm" svg:height="21cm" svg:x="0cm" svg:y="0.002cm" presentation:class="subtitle" presentation:user-transformed="true">
          <draw:text-box>
            <text:p text:style-name="P5"><text:span text:style-name="T4">2. Będziemy</text:span></text:p>
            <text:p text:style-name="P5"><text:span text:style-name="T4">niezmiennie wciąż trwać</text:span></text:p>
            <text:p text:style-name="P5"><text:span text:style-name="T4">W jedności i w Prawdzie</text:span></text:p>
            <text:p text:style-name="P5"><text:span text:style-name="T5">oddając Ci hołd,</text:span></text:p>
            <text:p text:style-name="P5"><text:span text:style-name="T5">Mądrość, wdzięczność,</text:span></text:p>
            <text:p text:style-name="P5"><text:span text:style-name="T5">siłę i moc,</text:span></text:p>
            <text:p text:style-name="P5"><text:span text:style-name="T5">Honor i chwałę i cześć.</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slajd_5f_wzorzec."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7"><text:span text:style-name="T3">ref. On Bogiem jest</text:span></text:p>
            <text:p text:style-name="P7"><text:span text:style-name="T3">na wieki wieków /x3</text:span></text:p>
            <text:p text:style-name="P7"><text:span text:style-name="T3">Amen!</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9" draw:layer="layout" svg:width="16.799cm" svg:height="13.365cm" svg:x="2.1cm" svg:y="14.106cm" presentation:class="notes" presentation:placeholder="true" presentation:user-transformed="true">
            <draw:text-box/>
          </draw:frame>
        </presentation:notes>
      </draw:page>
      <draw:page draw:name="page5" draw:style-name="dp1" draw:master-page-name="slajd_5f_wzorzec."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1"><text:span text:style-name="T3">Tyś Bogiem jest</text:span><text:span text:style-name="T2">pp</text:span></text:p>
            <text:p text:style-name="P1"><text:span text:style-name="T3">na wieki wieków /x3</text:span></text:p>
            <text:p text:style-name="P1"><text:span text:style-name="T3">Amen!</text:span></text:p>
          </draw:text-box>
        </draw:frame>
        <presentation:notes draw:style-name="dp2">
          <draw:page-thumbnail draw:style-name="gr1" draw:layer="layout" svg:width="13.586cm" svg:height="11.136cm" svg:x="3.705cm" svg:y="2.256cm" draw:page-number="5" presentation:class="page"/>
          <draw:frame presentation:style-name="pr6" draw:text-style-name="P9"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style:name="slajd_5f_wzorzec.-notes" style:display-name="slajd_wzorze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style:name="slajd_5f_wzorzec.-outline1" style:display-name="slajd_wzorz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style style:name="slajd_5f_wzorzec.-subtitle" style:display-name="slajd_wzorzec.-subtitle" style:family="presentation">
      <style:graphic-properties draw:stroke="none" draw:fill="none" draw:textarea-vertical-align="middle">
        <text:list-style style:name="slajd_5f_wzorzec.-subtitle" style:display-name="slajd_wzorze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title" style:display-name="slajd_wzorzec.-title" style:family="presentation">
      <style:graphic-properties draw:stroke="none" draw:fill="none" draw:textarea-vertical-align="middle">
        <text:list-style style:name="slajd_5f_wzorzec.-title" style:display-name="slajd_wzorze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slajd_5f_wzorzec.-backgroundobjects">
      <style:graphic-properties draw:stroke="none" draw:fill="none" draw:fill-color="#ffffff" draw:auto-grow-height="false" fo:min-height="1.449cm"/>
    </style:style>
    <style:style style:name="Mpr2" style:family="presentation" style:parent-style-name="slajd_5f_wzorzec.-backgroundobjects">
      <style:graphic-properties draw:stroke="none" draw:fill="none" draw:fill-color="#ffffff" draw:auto-grow-height="false" fo:min-height="1.397cm"/>
    </style:style>
    <style:style style:name="Mpr3" style:family="presentation" style:parent-style-name="slajd_5f_wzorzec.-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M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creation-date>2006-05-05T16:45:22</meta:creation-date>
    <dc:date>2013-04-16T19:05:04.49</dc:date>
    <dc:language>en-US</dc:language>
    <meta:editing-cycles>10</meta:editing-cycles>
    <meta:editing-duration>PT15M20S</meta:editing-duration>
    <meta:document-statistic meta:object-count="30"/>
    <meta:user-defined meta:name="Info 1"/>
    <meta:user-defined meta:name="Info 2"/>
    <meta:user-defined meta:name="Info 3"/>
    <meta:user-defined meta:name="Info 4"/>
  </office:meta>
</office:document-meta>
</file>